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B90000001244F7FB6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ourier New1" svg:font-family="'Courier New'" style:font-family-generic="modern"/>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automatic-styles>
    <style:style style:name="P1" style:family="paragraph" style:parent-style-name="Header">
      <style:text-properties fo:language="en" fo:country="GB"/>
    </style:style>
    <style:style style:name="P2" style:family="paragraph" style:parent-style-name="Text_20_body">
      <style:paragraph-properties style:writing-mode="lr-tb"/>
    </style:style>
    <style:style style:name="P3" style:family="paragraph" style:parent-style-name="Standard">
      <style:text-properties fo:language="en" fo:country="GB"/>
    </style:style>
    <style:style style:name="P4" style:family="paragraph" style:parent-style-name="Text_20_body">
      <style:text-properties fo:language="en" fo:country="GB"/>
    </style:style>
    <style:style style:name="P5" style:family="paragraph" style:parent-style-name="Title">
      <style:text-properties fo:language="en" fo:country="GB"/>
    </style:style>
    <style:style style:name="P6" style:family="paragraph" style:parent-style-name="Contents_20_1">
      <style:paragraph-properties>
        <style:tab-stops>
          <style:tab-stop style:position="15.074cm" style:type="right" style:leader-style="dotted" style:leader-text="."/>
        </style:tab-stops>
      </style:paragraph-properties>
      <style:text-properties fo:language="en" fo:country="GB"/>
    </style:style>
    <style:style style:name="P7" style:family="paragraph" style:parent-style-name="Subtitle">
      <style:text-properties fo:language="en" fo:country="GB"/>
    </style:style>
    <style:style style:name="P8" style:family="paragraph" style:parent-style-name="Footer">
      <style:text-properties fo:font-size="10pt" fo:language="en" fo:country="GB" style:font-size-asian="10pt" style:font-size-complex="10pt"/>
    </style:style>
    <style:style style:name="P9" style:family="paragraph" style:parent-style-name="ForsideKunstSkrift">
      <style:text-properties fo:language="en" fo:country="GB"/>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WW8Num4"/>
    <style:style style:name="P16" style:family="paragraph" style:parent-style-name="Text_20_body" style:list-style-name="L7"/>
    <style:style style:name="P17" style:family="paragraph" style:parent-style-name="Text_20_body" style:list-style-name="L10"/>
    <style:style style:name="P18" style:family="paragraph" style:parent-style-name="Text_20_body" style:list-style-name="L6">
      <style:paragraph-properties style:writing-mode="lr-tb"/>
    </style:style>
    <style:style style:name="P19" style:family="paragraph" style:parent-style-name="Text_20_body" style:list-style-name="L8">
      <style:paragraph-properties style:writing-mode="lr-tb"/>
    </style:style>
    <style:style style:name="P20" style:family="paragraph" style:parent-style-name="Text_20_body" style:list-style-name="L9">
      <style:paragraph-properties style:writing-mode="lr-tb"/>
    </style:style>
    <style:style style:name="P21" style:family="paragraph" style:parent-style-name="Contents_20_2">
      <style:paragraph-properties>
        <style:tab-stops>
          <style:tab-stop style:position="14.58cm" style:type="right" style:leader-style="dotted" style:leader-text="."/>
        </style:tab-stops>
      </style:paragraph-properties>
    </style:style>
    <style:style style:name="P22" style:family="paragraph" style:parent-style-name="ForsideKunstSkrift" style:master-page-name="MPF0">
      <style:paragraph-properties style:page-number="auto" fo:break-before="page"/>
      <style:text-properties fo:language="en" fo:country="GB"/>
    </style:style>
    <style:style style:name="P23" style:family="paragraph" style:parent-style-name="ForsideKunstSkrift" style:master-page-name="MP3">
      <style:paragraph-properties style:page-number="2" fo:break-before="page"/>
      <style:text-properties fo:language="en" fo:country="GB"/>
    </style:style>
    <style:style style:name="P24" style:family="paragraph" style:parent-style-name="Contents_20_3">
      <style:paragraph-properties>
        <style:tab-stops>
          <style:tab-stop style:position="14.086cm" style:type="right" style:leader-style="dotted" style:leader-text="."/>
        </style:tab-stops>
      </style:paragraph-properties>
    </style:style>
    <style:style style:name="P25" style:family="paragraph" style:parent-style-name="Heading_20_1">
      <style:text-properties fo:language="en" fo:country="GB"/>
    </style:style>
    <style:style style:name="P26" style:family="paragraph" style:parent-style-name="Heading_20_1" style:list-style-name="" style:master-page-name="MP2">
      <style:paragraph-properties style:page-number="auto" fo:break-before="page"/>
      <style:text-properties fo:language="en" fo:country="GB"/>
    </style:style>
    <style:style style:name="P27" style:family="paragraph" style:parent-style-name="Contents_20_1">
      <style:paragraph-properties>
        <style:tab-stops>
          <style:tab-stop style:position="15.074cm" style:type="right" style:leader-style="dotted" style:leader-text="."/>
        </style:tab-stops>
      </style:paragraph-properties>
    </style:style>
    <style:style style:name="P28" style:family="paragraph" style:parent-style-name="Standard" style:master-page-name="MP1">
      <style:paragraph-properties style:page-number="auto" fo:break-before="page"/>
      <style:text-properties fo:language="en" fo:country="GB"/>
    </style:style>
    <style:style style:name="P29" style:family="paragraph">
      <style:paragraph-properties style:writing-mode="lr-tb"/>
    </style:style>
    <style:style style:name="T1" style:family="text">
      <style:text-properties fo:language="en" fo:country="GB"/>
    </style:style>
    <style:style style:name="T2" style:family="text">
      <style:text-properties fo:language="en" fo:country="GB" style:font-name-complex="Calibri"/>
    </style:style>
    <style:style style:name="T3" style:family="text">
      <style:text-properties fo:font-size="10pt" fo:language="en" fo:country="GB" style:font-size-asian="10pt" style:font-size-complex="10pt"/>
    </style:style>
    <style:style style:name="T4" style:family="text">
      <style:text-properties fo:font-size="10pt" fo:language="da" fo:country="DK" style:font-size-asian="10pt" style:font-size-complex="10pt"/>
    </style:style>
    <style:style style:name="T5" style:family="text">
      <style:text-properties fo:color="#d46c0e" fo:font-size="10pt" fo:language="da" fo:country="DK" style:font-size-asian="10pt" style:font-size-complex="10pt"/>
    </style:style>
    <style:style style:name="T6" style:family="text">
      <style:text-properties style:font-name-complex="Calibri"/>
    </style:style>
    <style:style style:name="T7" style:family="text">
      <style:text-properties style:font-name-asian="Cambria" style:font-name-complex="Cambria"/>
    </style:style>
    <style:style style:name="fr1" style:family="graphic" style:parent-style-name="Graphics">
      <style:graphic-properties style:vertical-pos="from-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gr2" style:family="graphic">
      <style:graphic-properties style:run-through="background"/>
    </style:style>
    <style:style style:name="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number:date-style style:name="N5108" number:language="da" number:country="DK">
      <number:year number:calendar="gregorian"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9"/>
      <text:p text:style-name="P5"><text:title>CPR Broker</text:title></text:p>
      <text:p text:style-name="P7"><text:subject>Release notes</text:subject></text:p>
      <text:p text:style-name="P9"/>
      <text:p text:style-name="P9"/>
      <text:p text:style-name="P3"/>
      <text:p text:style-name="P4"><draw:frame draw:style-name="fr1" draw:name="grafik1" text:anchor-type="paragraph" svg:y="0cm" svg:width="4.895cm" svg:height="0.476cm" draw:z-index="1"><draw:image xlink:href="Pictures/10000000000000B90000001244F7FB63.png" xlink:type="simple" xlink:show="embed" xlink:actuate="onLoad"/></draw:frame></text:p>
      <text:p text:style-name="Footer"><text:span text:style-name="Default_20_Paragraph_20_Font"><text:span text:style-name="T3">© Copyright </text:span></text:span><text:span text:style-name="Default_20_Paragraph_20_Font"><text:span text:style-name="T3"><text:date style:data-style-name="N5108" text:date-value="2012-10-03T15:03:36.67">2012</text:date></text:span></text:span></text:p>
      <text:p text:style-name="P28"/>
      <text:table-of-content text:style-name="Sect1" text:name="_TOC12">
        <text:table-of-content-source text:outline-level="3">
          <text:index-title-template text:style-name="Contents_20_Heading">Table of Contents</text:index-title-template>
          <text:table-of-content-entry-template text:outline-level="1" text:style-name="Contents_20_1">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_TOC12_Head">
            <text:p text:style-name="Contents_20_Heading">Table of Contents</text:p>
          </text:index-title>
          <text:p text:style-name="P27"><text:a xlink:type="simple" xlink:href="#__RefHeading__744_2098529114">Introduction<text:tab/>3</text:a></text:p>
          <text:p text:style-name="P27"><text:a xlink:type="simple" xlink:href="#__RefHeading__436_46715803">Version 1.0.1<text:tab/>4</text:a></text:p>
          <text:p text:style-name="P27"><text:a xlink:type="simple" xlink:href="#__RefHeading__2855_712427283">Version 1.1.0<text:tab/>5</text:a></text:p>
          <text:p text:style-name="P21"><text:a xlink:type="simple" xlink:href="#__RefHeading__2857_712427283">Interface changes<text:tab/>5</text:a></text:p>
          <text:p text:style-name="P21"><text:a xlink:type="simple" xlink:href="#__RefHeading__2859_712427283">Changed Dlls<text:tab/>5</text:a></text:p>
          <text:p text:style-name="P24"><text:a xlink:type="simple" xlink:href="#__RefHeading__2861_712427283">CprBroker.Engine<text:tab/>5</text:a></text:p>
          <text:p text:style-name="P24"><text:a xlink:type="simple" xlink:href="#__RefHeading__2863_712427283">CprBroker.Schemas<text:tab/>6</text:a></text:p>
          <text:p text:style-name="P24"><text:a xlink:type="simple" xlink:href="#__RefHeading__2865_712427283">CprBroker.Providers.DPR<text:tab/>6</text:a></text:p>
          <text:p text:style-name="P27"><text:a xlink:type="simple" xlink:href="#__RefHeading__2867_712427283">Version 1.1.1<text:tab/>7</text:a></text:p>
          <text:p text:style-name="P21"><text:a xlink:type="simple" xlink:href="#__RefHeading__2659_712427283">Changed Dlls<text:tab/>7</text:a></text:p>
          <text:p text:style-name="P24"><text:a xlink:type="simple" xlink:href="#__RefHeading__2661_712427283">CprBroker.Engine<text:tab/>7</text:a></text:p>
          <text:p text:style-name="P24"><text:a xlink:type="simple" xlink:href="#__RefHeading__2663_712427283">CprBroker.Schemas<text:tab/>8</text:a></text:p>
          <text:p text:style-name="P24"><text:a xlink:type="simple" xlink:href="#__RefHeading__2665_712427283">CprBroker.Utilities<text:tab/>8</text:a></text:p>
          <text:p text:style-name="P27"><text:a xlink:type="simple" xlink:href="#__RefHeading__2869_712427283">Version 1.1.2<text:tab/>9</text:a></text:p>
          <text:p text:style-name="P21"><text:a xlink:type="simple" xlink:href="#__RefHeading__2871_712427283">E&amp;M Database implementation<text:tab/>9</text:a></text:p>
          <text:p text:style-name="P21"><text:a xlink:type="simple" xlink:href="#__RefHeading__2873_712427283">New installer version<text:tab/>9</text:a></text:p>
          <text:p text:style-name="P24"><text:a xlink:type="simple" xlink:href="#__RefHeading__2875_712427283">Custom actions<text:tab/>9</text:a></text:p>
          <text:p text:style-name="P24"><text:a xlink:type="simple" xlink:href="#__RefHeading__2877_712427283">Silent installations<text:tab/>9</text:a></text:p>
          <text:p text:style-name="P24"><text:a xlink:type="simple" xlink:href="#__RefHeading__2879_712427283">Easier upgrades<text:tab/>9</text:a></text:p>
          <text:p text:style-name="P27"><text:a xlink:type="simple" xlink:href="#__RefHeading__1335_482065050">Version 1.2<text:tab/>10</text:a></text:p>
          <text:p text:style-name="P21"><text:a xlink:type="simple" xlink:href="#__RefHeading__1337_482065050">DPR<text:tab/>10</text:a></text:p>
          <text:p text:style-name="P21"><text:a xlink:type="simple" xlink:href="#__RefHeading__1427_482065050">Website<text:tab/>10</text:a></text:p>
          <text:p text:style-name="P21"><text:a xlink:type="simple" xlink:href="#__RefHeading__1429_482065050">Engine<text:tab/>10</text:a></text:p>
          <text:p text:style-name="P21"><text:a xlink:type="simple" xlink:href="#__RefHeading__1339_482065050">Installer enhancements<text:tab/>10</text:a></text:p>
          <text:p text:style-name="P27"><text:a xlink:type="simple" xlink:href="#__RefHeading__5101_1326892948">Version 1.3<text:tab/>12</text:a></text:p>
          <text:p text:style-name="P21"><text:a xlink:type="simple" xlink:href="#__RefHeading__5103_1326892948">CPR Direct<text:tab/>12</text:a></text:p>
          <text:p text:style-name="P24"><text:a xlink:type="simple" xlink:href="#__RefHeading__1496_1326892948">Extract Data provider<text:tab/>12</text:a></text:p>
          <text:p text:style-name="P24"><text:a xlink:type="simple" xlink:href="#__RefHeading__5105_1326892948">Client data provider<text:tab/>12</text:a></text:p>
          <text:p text:style-name="P21"><text:a xlink:type="simple" xlink:href="#__RefHeading__5107_1326892948">Engine<text:tab/>12</text:a></text:p>
          <text:p text:style-name="P27"><text:a xlink:type="simple" xlink:href="#__RefHeading__5109_1326892948">Version 1.3.1<text:tab/>13</text:a></text:p>
          <text:p text:style-name="P21"><text:a xlink:type="simple" xlink:href="#__RefHeading__1642_164760157">Engine<text:tab/>13</text:a></text:p>
          <text:p text:style-name="P21"><text:a xlink:type="simple" xlink:href="#__RefHeading__6770_58562128">Back end service<text:tab/>13</text:a></text:p>
          <text:p text:style-name="P21"><text:a xlink:type="simple" xlink:href="#__RefHeading__1644_164760157">Installer<text:tab/>13</text:a></text:p>
        </text:index-body>
      </text:table-of-content>
      <text:p text:style-name="P6"/>
      <text:h text:style-name="P26" text:outline-level="1"><text:bookmark text:name="__RefHeading__744_2098529114"/>Introduction<text:bookmark-end text:name="__RefHeading__744_2098529114"/></text:h>
      <text:p text:style-name="P4">This document lists all the versions of CPR Broker that are released after the first release.</text:p>
      <text:p text:style-name="P3"/>
      <text:h text:style-name="P25" text:outline-level="1"><text:bookmark text:name="__RefHeading__436_46715803"/>Version 1.0.1<text:bookmark-end text:name="__RefHeading__436_46715803"/></text:h>
      <text:p text:style-name="Text_20_body">This version is a minor enhancement for DPR data provider and data providers’ configuration page.</text:p>
      <text:p text:style-name="Text_20_body">The implementation is as follows</text:p>
      <text:list xml:id="list35170221" text:style-name="L1">
        <text:list-item>
          <text:p text:style-name="P10">Extra logging at key points in DPR to show decisions about using DPR diversion or skipping it.</text:p>
        </text:list-item>
        <text:list-item>
          <text:p text:style-name="P10">A new configuration property : DisableDiversion has been added to DPR data provider. The new property disables usage of DPR diversion (viderestilling) and thus using only the local DPR database records.</text:p>
        </text:list-item>
        <text:list-item>
          <text:p text:style-name="P10">The data providers configuration page now shows Boolean data provider properties as check boxed.</text:p>
        </text:list-item>
      </text:list>
      <text:h text:style-name="Heading_20_1" text:outline-level="1"><text:bookmark text:name="__RefHeading__2855_712427283"/><text:span text:style-name="Default_20_Paragraph_20_Font"><text:span text:style-name="T1">Version 1.1.0</text:span></text:span><text:bookmark-end text:name="__RefHeading__2855_712427283"/></text:h>
      <text:p text:style-name="Text_20_body"><text:span text:style-name="Default_20_Paragraph_20_Font"><text:span text:style-name="T1">This version contains some changes to the core engine, affecting List operation, and also some bug fixes in engine and DPR.</text:span></text:span></text:p>
      <text:h text:style-name="Heading_20_2" text:outline-level="2"><text:bookmark text:name="__RefHeading__2857_712427283"/><text:span text:style-name="Default_20_Paragraph_20_Font"><text:span text:style-name="T1">Interface changes</text:span></text:span><text:bookmark-end text:name="__RefHeading__2857_712427283"/></text:h>
      <text:p text:style-name="Text_20_body"><text:span text:style-name="Default_20_Paragraph_20_Font"><text:span text:style-name="T1">The interface now defines a new status code, 206. This code means that the interface method succeeded only partially. This status code can now only be returned from List operation, if not all requested person UUIDs have succeeded, but at least one UUID was read successfully.</text:span></text:span></text:p>
      <text:p text:style-name="Text_20_body"><text:span text:style-name="Default_20_Paragraph_20_Font"><text:span text:style-name="T1">In clear text, List operation will return status codes as follows</text:span></text:span></text:p>
      <text:list xml:id="list35173021" text:style-name="L2">
        <text:list-item>
          <text:p text:style-name="P11"><text:span text:style-name="Default_20_Paragraph_20_Font"><text:span text:style-name="T1">200 (OK) if all the UUIDs were found and successfully read.</text:span></text:span></text:p>
        </text:list-item>
        <text:list-item>
          <text:p text:style-name="P11"><text:span text:style-name="Default_20_Paragraph_20_Font"><text:span text:style-name="T1">206 (PARTIAL_SUCCESS) if all UUIDs were mapped to CPR numbers, at least one person was retrieved and at least one person UUID not retrieved. The status text field will contain more details (including the UUIDs).</text:span></text:span></text:p>
        </text:list-item>
        <text:list-item>
          <text:p text:style-name="P11"><text:span text:style-name="Default_20_Paragraph_20_Font"><text:span text:style-name="T1">400 (BAD_CLIENT_REQUEST) if </text:span></text:span></text:p>
          <text:p text:style-name="P11"><text:span text:style-name="Default_20_Paragraph_20_Font"><text:span text:style-name="T1">The application token is invalid, or </text:span></text:span></text:p>
          <text:p text:style-name="P11"><text:span text:style-name="Default_20_Paragraph_20_Font"><text:span text:style-name="T1">Input validation fails for a well known reason, such as an invalid/unknown UUID.</text:span></text:span></text:p>
        </text:list-item>
        <text:list-item>
          <text:p text:style-name="P11"><text:span text:style-name="Default_20_Paragraph_20_Font"><text:span text:style-name="T1">500 (UNSPECIFIED) if </text:span></text:span></text:p>
          <text:p text:style-name="P11"><text:span text:style-name="Default_20_Paragraph_20_Font"><text:span text:style-name="T1">Input validation fails for an unknown reason</text:span></text:span></text:p>
          <text:p text:style-name="P11"><text:span text:style-name="Default_20_Paragraph_20_Font"><text:span text:style-name="T1">An exception has occurred and cannot be handled</text:span></text:span></text:p>
        </text:list-item>
        <text:list-item>
          <text:p text:style-name="P11"><text:span text:style-name="Default_20_Paragraph_20_Font"><text:span text:style-name="T1">503 (DATASOURCE_UNAVAILABLE) if </text:span></text:span></text:p>
          <text:p text:style-name="P11"><text:span text:style-name="Default_20_Paragraph_20_Font"><text:span text:style-name="T1">There are no internal or external data providers defined in the system that can process the request, or</text:span></text:span></text:p>
          <text:p text:style-name="P11"><text:span text:style-name="Default_20_Paragraph_20_Font"><text:span text:style-name="T1">All the UUIDs did not match any known person data</text:span></text:span></text:p>
          <text:p text:style-name="P11"><text:span text:style-name="Default_20_Paragraph_20_Font"><text:span text:style-name="T1">The above description applies to all other interface methods, except for the parts that are specific to List()</text:span></text:span></text:p>
        </text:list-item>
      </text:list>
      <text:h text:style-name="Heading_20_2" text:outline-level="2"><text:bookmark text:name="__RefHeading__2859_712427283"/><text:span text:style-name="Default_20_Paragraph_20_Font"><text:span text:style-name="T1">Changed Dlls</text:span></text:span><text:bookmark-end text:name="__RefHeading__2859_712427283"/></text:h>
      <text:h text:style-name="Heading_20_3" text:outline-level="3"><text:bookmark text:name="__RefHeading__2861_712427283"/><text:span text:style-name="Default_20_Paragraph_20_Font"><text:span text:style-name="T1">CprBroker.Engine</text:span></text:span><text:bookmark-end text:name="__RefHeading__2861_712427283"/></text:h>
      <text:list xml:id="list35172499" text:style-name="L3">
        <text:list-item>
          <text:p text:style-name="P12"><text:span text:style-name="Default_20_Paragraph_20_Font"><text:span text:style-name="T1">Sub methods can now be greater than maximum wait handles supported by the </text:span></text:span><text:soft-page-break/><text:span text:style-name="Default_20_Paragraph_20_Font"><text:span text:style-name="T1">system. This affects the List method at the moment.</text:span></text:span></text:p>
        </text:list-item>
        <text:list-item>
          <text:p text:style-name="P12"><text:span text:style-name="Default_20_Paragraph_20_Font"><text:span text:style-name="T1">The ability for methods to partially success, implemented through the enumeration AggregationFailOption. This only affects List() at the moment. </text:span></text:span></text:p>
        </text:list-item>
      </text:list>
      <text:h text:style-name="Heading_20_3" text:outline-level="3"><text:bookmark text:name="__RefHeading__2863_712427283"/><text:span text:style-name="Default_20_Paragraph_20_Font"><text:span text:style-name="T1">CprBroker.Schemas</text:span></text:span><text:bookmark-end text:name="__RefHeading__2863_712427283"/></text:h>
      <text:list xml:id="list35149205" text:style-name="L4">
        <text:list-item>
          <text:p text:style-name="P13"><text:span text:style-name="Default_20_Paragraph_20_Font"><text:span text:style-name="T1">New return code : 206 (PARTIAL_SUCCESS)</text:span></text:span></text:p>
        </text:list-item>
        <text:list-item>
          <text:p text:style-name="P13"><text:span text:style-name="Default_20_Paragraph_20_Font"><text:span text:style-name="T1">Code refactoring and some new construction methods</text:span></text:span></text:p>
        </text:list-item>
      </text:list>
      <text:h text:style-name="Heading_20_3" text:outline-level="3"><text:bookmark text:name="__RefHeading__2865_712427283"/><text:span text:style-name="Default_20_Paragraph_20_Font"><text:span text:style-name="T1">CprBroker.Providers.DPR</text:span></text:span><text:bookmark-end text:name="__RefHeading__2865_712427283"/></text:h>
      <text:list xml:id="list35149918" text:style-name="L5">
        <text:list-item>
          <text:p text:style-name="P14"><text:span text:style-name="Default_20_Paragraph_20_Font"><text:span text:style-name="T1">Bug fix for conversion from decimal to date where month or day is zero. A zero is converted to one, which assumes that a zero month means beginning of the year (January)</text:span></text:span></text:p>
        </text:list-item>
      </text:list>
      <text:h text:style-name="Heading_20_1" text:outline-level="1"><text:bookmark text:name="__RefHeading__2867_712427283"/><text:span text:style-name="Default_20_Paragraph_20_Font"><text:span text:style-name="T1">Version 1.1.1</text:span></text:span><text:bookmark-end text:name="__RefHeading__2867_712427283"/></text:h>
      <text:p text:style-name="Text_20_body">The<text:span text:style-name="T6"> </text:span>List<text:span text:style-name="T6"> </text:span>operation<text:span text:style-name="T6"> </text:span>no<text:span text:style-name="T6"> </text:span>longer<text:span text:style-name="T6"> </text:span>completely<text:span text:style-name="T6"> </text:span>fails<text:span text:style-name="T6"> </text:span>if<text:span text:style-name="T6"> </text:span>one<text:span text:style-name="T6"> </text:span>or<text:span text:style-name="T6"> </text:span>more<text:span text:style-name="T6"> </text:span>UUID<text:span text:style-name="T6"> </text:span>is<text:span text:style-name="T6"> </text:span>not<text:span text:style-name="T6"> </text:span>mapped<text:span text:style-name="T6"> </text:span>to<text:span text:style-name="T6"> </text:span>a<text:span text:style-name="T6"> </text:span>CPR<text:span text:style-name="T6"> </text:span>number<text:span text:style-name="T6">. </text:span>Instead<text:span text:style-name="T6">, </text:span>this<text:span text:style-name="T6"> </text:span>case<text:span text:style-name="T6"> </text:span>is<text:span text:style-name="T6"> </text:span>treated<text:span text:style-name="T6"> </text:span>in<text:span text:style-name="T6"> </text:span>a<text:span text:style-name="T6"> </text:span>similar<text:span text:style-name="T6"> </text:span>way<text:span text:style-name="T6"> </text:span>as<text:span text:style-name="T6"> </text:span>if<text:span text:style-name="T6"> </text:span>there<text:span text:style-name="T6"> </text:span>is<text:span text:style-name="T6"> </text:span>no<text:span text:style-name="T6"> </text:span>data<text:span text:style-name="T6"> </text:span>provider<text:span text:style-name="T6"> </text:span>that<text:span text:style-name="T6"> </text:span>has<text:span text:style-name="T6"> </text:span>data<text:span text:style-name="T6"> </text:span>for<text:span text:style-name="T6"> </text:span>the<text:span text:style-name="T6"> </text:span>CPR<text:span text:style-name="T6"> </text:span>number<text:span text:style-name="T6">, </text:span>although<text:span text:style-name="T6"> </text:span>the<text:span text:style-name="T6"> </text:span>error<text:span text:style-name="T6"> </text:span>message<text:span text:style-name="T6"> </text:span>is<text:span text:style-name="T6"> </text:span>different<text:span text:style-name="T6">.</text:span></text:p>
      <text:p text:style-name="Text_20_body">In<text:span text:style-name="T6"> </text:span>clear<text:span text:style-name="T6"> </text:span>text<text:span text:style-name="T6">, </text:span>List<text:span text:style-name="T6"> </text:span>operation<text:span text:style-name="T6"> </text:span>will<text:span text:style-name="T6"> </text:span>return<text:span text:style-name="T6"> </text:span>status<text:span text:style-name="T6"> </text:span>codes<text:span text:style-name="T6"> </text:span>as<text:span text:style-name="T6"> </text:span>follows</text:p>
      <text:list xml:id="list35175003" text:style-name="WW8Num4">
        <text:list-item>
          <text:p text:style-name="P15"><text:span text:style-name="T6">200 (</text:span>OK<text:span text:style-name="T6">) </text:span>if<text:span text:style-name="T6"> </text:span>all<text:span text:style-name="T6"> </text:span>the<text:span text:style-name="T6"> </text:span>UUIDs<text:span text:style-name="T6"> </text:span>were<text:span text:style-name="T6"> </text:span>found<text:span text:style-name="T6"> </text:span>and<text:span text:style-name="T6"> </text:span>successfully<text:span text:style-name="T6"> </text:span>read</text:p>
        </text:list-item>
        <text:list-item>
          <text:p text:style-name="P15"><text:span text:style-name="T6">206 (</text:span>PARTIAL<text:span text:style-name="T6">_</text:span>SUCCESS<text:span text:style-name="T6">) </text:span>if<text:span text:style-name="T6"> </text:span>at<text:span text:style-name="T6"> </text:span>least<text:span text:style-name="T6"> </text:span>one<text:span text:style-name="T6"> </text:span>person<text:span text:style-name="T6"> </text:span>was<text:span text:style-name="T6"> </text:span>retrieved<text:span text:style-name="T6"> </text:span>and<text:span text:style-name="T6"> </text:span>at<text:span text:style-name="T6"> </text:span>least<text:span text:style-name="T6"> </text:span>one<text:span text:style-name="T6"> </text:span>person<text:span text:style-name="T6"> </text:span>UUID<text:span text:style-name="T6"> </text:span>not<text:span text:style-name="T6"> </text:span>mapped<text:span text:style-name="T6"> </text:span>to<text:span text:style-name="T6"> </text:span>a<text:span text:style-name="T6"> </text:span>CPR<text:span text:style-name="T6"> </text:span>number<text:span text:style-name="T6"> </text:span>or<text:span text:style-name="T6"> </text:span>whose<text:span text:style-name="T6"> </text:span>data<text:span text:style-name="T6"> </text:span>could<text:span text:style-name="T6"> </text:span>not<text:span text:style-name="T6"> </text:span>be<text:span text:style-name="T6"> </text:span>retrieved<text:span text:style-name="T6">. </text:span>The<text:span text:style-name="T6"> </text:span>status<text:span text:style-name="T6"> </text:span>text<text:span text:style-name="T6"> </text:span>field<text:span text:style-name="T6"> </text:span>will<text:span text:style-name="T6"> </text:span>contain<text:span text:style-name="T6"> </text:span>more<text:span text:style-name="T6"> </text:span>details<text:span text:style-name="T6"> (</text:span>including<text:span text:style-name="T6"> </text:span>the<text:span text:style-name="T6"> </text:span>UUIDs<text:span text:style-name="T6">). </text:span>The<text:span text:style-name="T6"> </text:span>error<text:span text:style-name="T6"> </text:span>message<text:span text:style-name="T6"> </text:span>would<text:span text:style-name="T6"> </text:span>be<text:span text:style-name="T6"> </text:span>like<text:span text:style-name="T6"> </text:span>this<text:span text:style-name="T6"> : </text:span></text:p>
        </text:list-item>
      </text:list>
      <text:p text:style-name="Text_20_body">Partial<text:span text:style-name="T6"> </text:span>success<text:span text:style-name="T6">. </text:span>Failed<text:span text:style-name="T6"> = </text:span>Unknown<text:span text:style-name="T6"> </text:span>UUID<text:span text:style-name="T6"> : &lt;</text:span>uuid<text:span text:style-name="T6">1,</text:span>uuid<text:span text:style-name="T6">1,…&gt;;</text:span>Data<text:span text:style-name="T6"> </text:span>provider<text:span text:style-name="T6"> </text:span>failed<text:span text:style-name="T6"> : &lt;</text:span>uuid<text:span text:style-name="T6">3,</text:span>uuid<text:span text:style-name="T6">4,…&gt;</text:span></text:p>
      <text:list xml:id="list35174871" text:continue-numbering="true" text:style-name="WW8Num4">
        <text:list-item>
          <text:p text:style-name="P15"><text:span text:style-name="T6">400 (</text:span>BAD<text:span text:style-name="T6">_</text:span>CLIENT<text:span text:style-name="T6">_</text:span>REQUEST<text:span text:style-name="T6">) </text:span>if<text:span text:style-name="T6"> </text:span></text:p>
          <text:list>
            <text:list-item>
              <text:p text:style-name="P15">The<text:span text:style-name="T6"> </text:span>application<text:span text:style-name="T6"> </text:span>token<text:span text:style-name="T6"> </text:span>is<text:span text:style-name="T6"> </text:span>invalid<text:span text:style-name="T6">, </text:span>or<text:span text:style-name="T6"> </text:span></text:p>
            </text:list-item>
            <text:list-item>
              <text:p text:style-name="P15">Input<text:span text:style-name="T6"> </text:span>validation<text:span text:style-name="T6"> </text:span>fails<text:span text:style-name="T6"> </text:span>for<text:span text:style-name="T6"> </text:span>a<text:span text:style-name="T6"> </text:span>well<text:span text:style-name="T6"> </text:span>known<text:span text:style-name="T6"> </text:span>reason<text:span text:style-name="T6">, </text:span>such<text:span text:style-name="T6"> </text:span>as<text:span text:style-name="T6"> </text:span>an<text:span text:style-name="T6"> </text:span>invalid<text:span text:style-name="T6"> </text:span>UUID<text:span text:style-name="T6">.</text:span></text:p>
            </text:list-item>
          </text:list>
        </text:list-item>
        <text:list-item>
          <text:p text:style-name="P15"><text:span text:style-name="T6">500 (</text:span>UNSPECIFIED<text:span text:style-name="T6">) </text:span>if<text:span text:style-name="T6"> </text:span></text:p>
          <text:list>
            <text:list-item>
              <text:p text:style-name="P15">Input<text:span text:style-name="T6"> </text:span>validation<text:span text:style-name="T6"> </text:span>fails<text:span text:style-name="T6"> </text:span>for<text:span text:style-name="T6"> </text:span>an<text:span text:style-name="T6"> </text:span>unknown<text:span text:style-name="T6"> </text:span>reason</text:p>
            </text:list-item>
            <text:list-item>
              <text:p text:style-name="P15">An<text:span text:style-name="T6"> </text:span>exception<text:span text:style-name="T6"> </text:span>has<text:span text:style-name="T6"> </text:span>occurred<text:span text:style-name="T6"> </text:span>and<text:span text:style-name="T6"> </text:span>cannot<text:span text:style-name="T6"> </text:span>be<text:span text:style-name="T6"> </text:span>handled</text:p>
            </text:list-item>
          </text:list>
        </text:list-item>
        <text:list-item>
          <text:p text:style-name="P15"><text:span text:style-name="T6">503 (</text:span>DATASOURCE<text:span text:style-name="T6">_</text:span>UNAVAILABLE<text:span text:style-name="T6">) </text:span>if<text:span text:style-name="T6"> </text:span></text:p>
          <text:list>
            <text:list-item>
              <text:p text:style-name="P15">There<text:span text:style-name="T6"> </text:span>are<text:span text:style-name="T6"> </text:span>no<text:span text:style-name="T6"> </text:span>internal<text:span text:style-name="T6"> </text:span>or<text:span text:style-name="T6"> </text:span>external<text:span text:style-name="T6"> </text:span>data<text:span text:style-name="T6"> </text:span>providers<text:span text:style-name="T6"> </text:span>defined<text:span text:style-name="T6"> </text:span>in<text:span text:style-name="T6"> </text:span>the<text:span text:style-name="T6"> </text:span>system<text:span text:style-name="T6"> </text:span>that<text:span text:style-name="T6"> </text:span>can<text:span text:style-name="T6"> </text:span>process<text:span text:style-name="T6"> </text:span>the<text:span text:style-name="T6"> </text:span>request<text:span text:style-name="T6">, </text:span>or</text:p>
            </text:list-item>
            <text:list-item>
              <text:p text:style-name="P15">All<text:span text:style-name="T6"> </text:span>the<text:span text:style-name="T6"> </text:span>UUIDs<text:span text:style-name="T6"> </text:span>did<text:span text:style-name="T6"> </text:span>not<text:span text:style-name="T6"> </text:span>match<text:span text:style-name="T6"> </text:span>any<text:span text:style-name="T6"> </text:span>known<text:span text:style-name="T6"> </text:span>CPR<text:span text:style-name="T6"> </text:span>number<text:span text:style-name="T6"> </text:span>or<text:span text:style-name="T6"> </text:span>person<text:span text:style-name="T6"> </text:span>data</text:p>
            </text:list-item>
          </text:list>
        </text:list-item>
      </text:list>
      <text:p text:style-name="Text_20_body">The<text:span text:style-name="T6"> </text:span>above<text:span text:style-name="T6"> </text:span>description<text:span text:style-name="T6"> </text:span>applies<text:span text:style-name="T6"> </text:span>to<text:span text:style-name="T6"> </text:span>all<text:span text:style-name="T6"> </text:span>other<text:span text:style-name="T6"> </text:span>interface<text:span text:style-name="T6"> </text:span>methods<text:span text:style-name="T6">, </text:span>except<text:span text:style-name="T6"> </text:span>for<text:span text:style-name="T6"> </text:span>the<text:span text:style-name="T6"> </text:span>parts<text:span text:style-name="T6"> </text:span>that<text:span text:style-name="T6"> </text:span>are<text:span text:style-name="T6"> </text:span>specific<text:span text:style-name="T6"> </text:span>to<text:span text:style-name="T6"> </text:span>List<text:span text:style-name="T6">()</text:span></text:p>
      <text:h text:style-name="Heading_20_2" text:outline-level="2"><text:bookmark text:name="__RefHeading__2659_712427283"/>Changed<text:span text:style-name="T7"> </text:span>Dlls<text:bookmark-end text:name="__RefHeading__2659_712427283"/></text:h>
      <text:h text:style-name="Heading_20_3" text:outline-level="3"><text:bookmark text:name="__RefHeading__2661_712427283"/>CprBroker<text:span text:style-name="T7">.</text:span>Engine<text:bookmark-end text:name="__RefHeading__2661_712427283"/></text:h>
      <text:list xml:id="list35185706" text:continue-numbering="true" text:style-name="WW8Num4">
        <text:list-item>
          <text:p text:style-name="P15">UUID<text:span text:style-name="T6"> </text:span>mapping<text:span text:style-name="T6"> </text:span>to<text:span text:style-name="T6"> </text:span>CPR<text:span text:style-name="T6"> </text:span>numbers<text:span text:style-name="T6"> </text:span>is<text:span text:style-name="T6"> </text:span>now<text:span text:style-name="T6"> </text:span>part<text:span text:style-name="T6"> </text:span>of<text:span text:style-name="T6"> </text:span>the<text:span text:style-name="T6"> </text:span>actual<text:span text:style-name="T6"> </text:span>read<text:span text:style-name="T6"> </text:span>operation<text:span text:style-name="T6"> </text:span>logic<text:span text:style-name="T6"> </text:span>rather<text:span text:style-name="T6"> </text:span>than<text:span text:style-name="T6"> </text:span>input<text:span text:style-name="T6"> </text:span>validation<text:span text:style-name="T6">.</text:span></text:p>
        </text:list-item>
        <text:list-item>
          <text:p text:style-name="P15">New<text:span text:style-name="T6"> </text:span>method<text:span text:style-name="T6"> </text:span>SubMethodInfo<text:span text:style-name="T6">. </text:span>PossibleErrorReason<text:span text:style-name="T6">(). </text:span></text:p>
        </text:list-item>
      </text:list>
      <text:h text:style-name="Heading_20_3" text:outline-level="3"><text:bookmark text:name="__RefHeading__2663_712427283"/><text:soft-page-break/>CprBroker<text:span text:style-name="T7">.</text:span>Schemas<text:bookmark-end text:name="__RefHeading__2663_712427283"/></text:h>
      <text:list xml:id="list35168595" text:continue-numbering="true" text:style-name="WW8Num4">
        <text:list-item>
          <text:p text:style-name="P15">Handling<text:span text:style-name="T6"> </text:span>of<text:span text:style-name="T6"> </text:span>different<text:span text:style-name="T6"> </text:span>failure<text:span text:style-name="T6"> </text:span>reasons<text:span text:style-name="T6"> </text:span>in<text:span text:style-name="T6"> </text:span>partial<text:span text:style-name="T6"> </text:span>success<text:span text:style-name="T6">.</text:span></text:p>
        </text:list-item>
        <text:list-item>
          <text:p text:style-name="P15">New<text:span text:style-name="T6"> </text:span>method<text:span text:style-name="T6"> : </text:span>TilstandVirkningType<text:span text:style-name="T6">.</text:span>ToVirkningType<text:span text:style-name="T6">()</text:span></text:p>
        </text:list-item>
        <text:list-item>
          <text:p text:style-name="P15">Bug<text:span text:style-name="T6"> </text:span>fix<text:span text:style-name="T6"> </text:span>for<text:span text:style-name="T6"> </text:span>calculation<text:span text:style-name="T6"> </text:span>of<text:span text:style-name="T6"> </text:span>effect<text:span text:style-name="T6"> </text:span>dates<text:span text:style-name="T6"> </text:span>for<text:span text:style-name="T6"> </text:span>a<text:span text:style-name="T6"> </text:span>person<text:span text:style-name="T6"> </text:span>registration<text:span text:style-name="T6"> </text:span>whole<text:span text:style-name="T6"> </text:span>effect<text:span text:style-name="T6"> (</text:span>RegistreringType<text:span text:style-name="T6">1. </text:span>Virkning<text:span text:style-name="T6">). </text:span>The<text:span text:style-name="T6"> </text:span>new<text:span text:style-name="T6"> </text:span>calculation<text:span text:style-name="T6"> </text:span>takes<text:span text:style-name="T6"> </text:span>into<text:span text:style-name="T6"> </text:span>account<text:span text:style-name="T6"> </text:span>all<text:span text:style-name="T6"> </text:span>TilstandVirkningType<text:span text:style-name="T6"> </text:span>objects<text:span text:style-name="T6"> </text:span>in<text:span text:style-name="T6"> </text:span>the<text:span text:style-name="T6"> </text:span>RegistreringType<text:span text:style-name="T6">1 </text:span>object<text:span text:style-name="T6">.</text:span></text:p>
        </text:list-item>
        <text:list-item>
          <text:p text:style-name="P15">ToLifeStatus<text:span text:style-name="T6">() </text:span>now<text:span text:style-name="T6"> </text:span>throws<text:span text:style-name="T6"> </text:span>an<text:span text:style-name="T6"> </text:span>exception<text:span text:style-name="T6"> </text:span>if<text:span text:style-name="T6"> </text:span>the<text:span text:style-name="T6"> </text:span>given<text:span text:style-name="T6"> </text:span>status<text:span text:style-name="T6"> </text:span>is<text:span text:style-name="T6"> </text:span>invalid<text:span text:style-name="T6">. </text:span>This<text:span text:style-name="T6"> </text:span>is<text:span text:style-name="T6"> </text:span>determined<text:span text:style-name="T6"> </text:span>through<text:span text:style-name="T6"> </text:span>the<text:span text:style-name="T6"> </text:span>new<text:span text:style-name="T6"> </text:span>method<text:span text:style-name="T6"> </text:span>IsValidCivilRegistrationStatus<text:span text:style-name="T6">() </text:span>which<text:span text:style-name="T6"> </text:span>relies<text:span text:style-name="T6"> </text:span>on<text:span text:style-name="T6"> </text:span>a<text:span text:style-name="T6"> </text:span>new<text:span text:style-name="T6"> </text:span>enumeration<text:span text:style-name="T6">: </text:span>PersonCivilRegistrationStatusCode<text:span text:style-name="T6">.</text:span></text:p>
        </text:list-item>
        <text:list-item>
          <text:p text:style-name="P15">New<text:span text:style-name="T6"> </text:span>method<text:span text:style-name="T6"> : </text:span>UnikIdType<text:span text:style-name="T6">.</text:span>Clone<text:span text:style-name="T6">()</text:span></text:p>
        </text:list-item>
      </text:list>
      <text:h text:style-name="Heading_20_3" text:outline-level="3"><text:bookmark text:name="__RefHeading__2665_712427283"/>CprBroker<text:span text:style-name="T7">.</text:span>Utilities<text:bookmark-end text:name="__RefHeading__2665_712427283"/></text:h>
      <text:list xml:id="list35179703" text:continue-numbering="true" text:style-name="WW8Num4">
        <text:list-item>
          <text:p text:style-name="P15"><text:span text:style-name="Default_20_Paragraph_20_Font"><text:span text:style-name="T1">New</text:span></text:span><text:span text:style-name="Default_20_Paragraph_20_Font"><text:span text:style-name="T2"> </text:span></text:span><text:span text:style-name="Default_20_Paragraph_20_Font"><text:span text:style-name="T1">method</text:span></text:span><text:span text:style-name="Default_20_Paragraph_20_Font"><text:span text:style-name="T2">: </text:span></text:span><text:span text:style-name="Default_20_Paragraph_20_Font"><text:span text:style-name="T1">Utilities</text:span></text:span><text:span text:style-name="Default_20_Paragraph_20_Font"><text:span text:style-name="T2">.</text:span></text:span><text:span text:style-name="Default_20_Paragraph_20_Font"><text:span text:style-name="T1">Dates</text:span></text:span><text:span text:style-name="Default_20_Paragraph_20_Font"><text:span text:style-name="T2">.</text:span></text:span><text:span text:style-name="Default_20_Paragraph_20_Font"><text:span text:style-name="T1">DateRangeIncludes</text:span></text:span><text:span text:style-name="Default_20_Paragraph_20_Font"><text:span text:style-name="T2">()</text:span></text:span></text:p>
        </text:list-item>
      </text:list>
      <text:h text:style-name="Heading_20_1" text:outline-level="1"><text:bookmark text:name="__RefHeading__2869_712427283"/><text:span text:style-name="Default_20_Paragraph_20_Font"><text:span text:style-name="T2">Version 1.1.2</text:span></text:span><text:bookmark-end text:name="__RefHeading__2869_712427283"/></text:h>
      <text:p text:style-name="Text_20_body"><text:span text:style-name="Default_20_Paragraph_20_Font"><text:span text:style-name="T2">This version includes 2 main changes, the implementation of the E&amp;M database as a data provider and a newer version of the installer itself.</text:span></text:span></text:p>
      <text:h text:style-name="Heading_20_2" text:outline-level="2"><text:bookmark text:name="__RefHeading__2871_712427283"/><text:span text:style-name="Default_20_Paragraph_20_Font"><text:span text:style-name="T2">E&amp;M Database implementation</text:span></text:span><text:bookmark-end text:name="__RefHeading__2871_712427283"/></text:h>
      <text:p text:style-name="Text_20_body"><text:span text:style-name="Default_20_Paragraph_20_Font"><text:span text:style-name="T2">This implementation has started some time ago, but only included since this version. This implementation has been done in the file “CprBroker.Providers.E_M.dll”.</text:span></text:span></text:p>
      <text:p text:style-name="Text_20_body"><text:span text:style-name="Default_20_Paragraph_20_Font"><text:span text:style-name="T2">The implementation made use of extensive unit testing for almost every single method, covering almost all the possible test cases.</text:span></text:span></text:p>
      <text:h text:style-name="Heading_20_2" text:outline-level="2"><text:bookmark text:name="__RefHeading__2873_712427283"/><text:span text:style-name="Default_20_Paragraph_20_Font"><text:span text:style-name="T2">New installer version</text:span></text:span><text:bookmark-end text:name="__RefHeading__2873_712427283"/></text:h>
      <text:h text:style-name="Heading_20_3" text:outline-level="3"><text:bookmark text:name="__RefHeading__2875_712427283"/><text:span text:style-name="Default_20_Paragraph_20_Font"><text:span text:style-name="T2">Custom actions</text:span></text:span><text:bookmark-end text:name="__RefHeading__2875_712427283"/></text:h>
      <text:p text:style-name="Text_20_body"><text:span text:style-name="Default_20_Paragraph_20_Font"><text:span text:style-name="T2">The number of custom actions has been significantly reduced. Database operations are performed in 1 action per operation type. The same applies for web custom actions.</text:span></text:span></text:p>
      <text:h text:style-name="Heading_20_3" text:outline-level="3"><text:bookmark text:name="__RefHeading__2877_712427283"/><text:span text:style-name="Default_20_Paragraph_20_Font"><text:span text:style-name="T2">Silent installations</text:span></text:span><text:bookmark-end text:name="__RefHeading__2877_712427283"/></text:h>
      <text:p text:style-name="Text_20_body"><text:span text:style-name="Default_20_Paragraph_20_Font"><text:span text:style-name="T2">It is possible now to deploy CPR Broker without having user interface at all (and all other UI levels in windows installer).</text:span></text:span></text:p>
      <text:h text:style-name="Heading_20_3" text:outline-level="3"><text:bookmark text:name="__RefHeading__2879_712427283"/><text:span text:style-name="Default_20_Paragraph_20_Font"><text:span text:style-name="T2">Easier upgrades</text:span></text:span><text:bookmark-end text:name="__RefHeading__2879_712427283"/></text:h>
      <text:p text:style-name="Text_20_body"><text:span text:style-name="Default_20_Paragraph_20_Font"><text:span text:style-name="T2">It is now possible to upgrade an existing installation by simply running the installer of the new version. This is easier than the previous use of patches.</text:span></text:span></text:p>
      <text:h text:style-name="Heading_20_1" text:outline-level="1"><text:bookmark text:name="__RefHeading__1335_482065050"/><text:span text:style-name="Default_20_Paragraph_20_Font"><text:span text:style-name="T2">Version 1.2</text:span></text:span><text:bookmark-end text:name="__RefHeading__1335_482065050"/></text:h>
      <text:p text:style-name="Text_20_body"><text:span text:style-name="Default_20_Paragraph_20_Font"><text:span text:style-name="T2">The main purpose of this release is to introduce the ability of DPR data providers to be configured so that they always return CprBorgerType for all people regardless for their nationality. A new property called AlwaysReturnCprBorgerType was added. Default value is false, thus allowing existing installations to behave as they already do.</text:span></text:span></text:p>
      <text:h text:style-name="Heading_20_2" text:outline-level="2"><text:bookmark text:name="__RefHeading__1337_482065050"/><text:span text:style-name="Default_20_Paragraph_20_Font"><text:span text:style-name="T2">DPR</text:span></text:span><text:bookmark-end text:name="__RefHeading__1337_482065050"/></text:h>
      <text:list xml:id="list35147596" text:style-name="L6">
        <text:list-item>
          <text:p text:style-name="P18"><text:span text:style-name="Default_20_Paragraph_20_Font"><text:span text:style-name="T2">Unit tests for most of DPR code.</text:span></text:span></text:p>
        </text:list-item>
        <text:list-item>
          <text:p text:style-name="P18"><text:span text:style-name="Default_20_Paragraph_20_Font"><text:span text:style-name="T2">Code refactoring of DPR code, isolated many of the object creation code into separate methods.</text:span></text:span></text:p>
        </text:list-item>
        <text:list-item>
          <text:p text:style-name="P18"><text:span text:style-name="Default_20_Paragraph_20_Font"><text:span text:style-name="T2">Church membership indicator returns true only if the DPR is 'F'.</text:span></text:span></text:p>
        </text:list-item>
        <text:list-item>
          <text:p text:style-name="P18"><text:span text:style-name="Default_20_Paragraph_20_Font"><text:span text:style-name="T2">Mother/Father CPR number retrieval no longer depends on mother/father marker.</text:span></text:span></text:p>
        </text:list-item>
        <text:list-item>
          <text:p text:style-name="P18"><text:span text:style-name="Default_20_Paragraph_20_Font"><text:span text:style-name="T2">It is now possible to configure DPR data providers to always return CprBorgerType for citizens of all nationalities. This means that all returned people will have an address.</text:span></text:span></text:p>
        </text:list-item>
        <text:list-item>
          <text:p text:style-name="P18"><text:span text:style-name="Default_20_Paragraph_20_Font"><text:span text:style-name="T2">The system can now detect 'separated' persons and differentiate them from married/registered partners.</text:span></text:span></text:p>
        </text:list-item>
      </text:list>
      <text:h text:style-name="Heading_20_2" text:outline-level="2"><text:bookmark text:name="__RefHeading__1427_482065050"/><text:span text:style-name="Default_20_Paragraph_20_Font"><text:span text:style-name="T2">Website</text:span></text:span><text:bookmark-end text:name="__RefHeading__1427_482065050"/></text:h>
      <text:list xml:id="list35167336" text:continue-numbering="true" text:style-name="L6">
        <text:list-item>
          <text:p text:style-name="P18"><text:span text:style-name="Default_20_Paragraph_20_Font"><text:span text:style-name="T2">Faster counting of number of rows in LogEntry table, based on table statistics.</text:span></text:span></text:p>
        </text:list-item>
      </text:list>
      <text:h text:style-name="Heading_20_2" text:outline-level="2"><text:bookmark text:name="__RefHeading__1429_482065050"/><text:span text:style-name="Default_20_Paragraph_20_Font"><text:span text:style-name="T2">Engine</text:span></text:span><text:bookmark-end text:name="__RefHeading__1429_482065050"/></text:h>
      <text:list xml:id="list35162226" text:continue-numbering="true" text:style-name="L6">
        <text:list-item>
          <text:p text:style-name="P18"><text:span text:style-name="Default_20_Paragraph_20_Font"><text:span text:style-name="T2">Faster data provider allocation based on IEnumerable rather than List.</text:span></text:span></text:p>
        </text:list-item>
        <text:list-item>
          <text:p text:style-name="P18"><text:span text:style-name="Default_20_Paragraph_20_Font"><text:span text:style-name="T2">Bug fix for the case where there are zero sub methods.</text:span></text:span></text:p>
        </text:list-item>
        <text:list-item>
          <text:p text:style-name="P18"><text:span text:style-name="Default_20_Paragraph_20_Font"><text:span text:style-name="T2">Loading data providers from database is done only once per façade.</text:span></text:span></text:p>
        </text:list-item>
        <text:list-item>
          <text:p text:style-name="P18"><text:span text:style-name="Default_20_Paragraph_20_Font"><text:span text:style-name="T2">Bug fix for reading of new data provider properties that were never set before.</text:span></text:span></text:p>
        </text:list-item>
        <text:list-item>
          <text:p text:style-name="P18"><text:span text:style-name="Default_20_Paragraph_20_Font"><text:span text:style-name="T2">Bug fix: related persons throw an exception if could not be mapped to UUID's</text:span></text:span></text:p>
        </text:list-item>
      </text:list>
      <text:h text:style-name="Heading_20_2" text:outline-level="2"><text:bookmark text:name="__RefHeading__1339_482065050"/><text:span text:style-name="Default_20_Paragraph_20_Font"><text:span text:style-name="T2">Installer enhancements</text:span></text:span><text:bookmark-end text:name="__RefHeading__1339_482065050"/></text:h>
      <text:list xml:id="list35172002" text:style-name="L7">
        <text:list-item>
          <text:p text:style-name="P16"><text:span text:style-name="Default_20_Paragraph_20_Font"><text:span text:style-name="T2">Bug fix for the case when database name contains an ampersand (&amp;).</text:span></text:span></text:p>
        </text:list-item>
        <text:list-item>
          <text:p text:style-name="P16"><text:span text:style-name="Default_20_Paragraph_20_Font"><text:span text:style-name="T2">Referenced libraries organization.</text:span></text:span></text:p>
        </text:list-item>
        <text:list-item>
          <text:p text:style-name="P16"><text:soft-page-break/><text:span text:style-name="Default_20_Paragraph_20_Font"><text:span text:style-name="T2">The installer now calls msizap.exe to force windows installer to forget previous versions of CPR broker (on a successful install).</text:span></text:span></text:p>
        </text:list-item>
        <text:list-item>
          <text:p text:style-name="P16"><text:span text:style-name="Default_20_Paragraph_20_Font"><text:span text:style-name="T2">The installer now requires (and checks for) elevated privileges.</text:span></text:span></text:p>
        </text:list-item>
        <text:list-item>
          <text:p text:style-name="P16"><text:span text:style-name="Default_20_Paragraph_20_Font"><text:span text:style-name="T2">The installer does not allow installation as virtual directory if there are no existing websites on the target machine.</text:span></text:span></text:p>
        </text:list-item>
        <text:list-item>
          <text:p text:style-name="P16"><text:span text:style-name="Default_20_Paragraph_20_Font"><text:span text:style-name="T2">Progress text for most custom actions.</text:span></text:span></text:p>
        </text:list-item>
        <text:list-item>
          <text:p text:style-name="P16"><text:span text:style-name="Default_20_Paragraph_20_Font"><text:span text:style-name="T2">Increased time out for the command that checks if the database login should be dropped during uninstall.</text:span></text:span></text:p>
        </text:list-item>
      </text:list>
      <text:h text:style-name="Heading_20_1" text:outline-level="1"><text:bookmark text:name="__RefHeading__5101_1326892948"/><text:span text:style-name="Default_20_Paragraph_20_Font"><text:span text:style-name="T2">Version 1.3</text:span></text:span><text:bookmark-end text:name="__RefHeading__5101_1326892948"/></text:h>
      <text:p text:style-name="Text_20_body"><text:span text:style-name="Default_20_Paragraph_20_Font"><text:span text:style-name="T2">The main change in this version is the beta version of CPR Direct data providers</text:span></text:span></text:p>
      <text:h text:style-name="Heading_20_2" text:outline-level="2"><text:bookmark text:name="__RefHeading__5103_1326892948"/><text:span text:style-name="Default_20_Paragraph_20_Font"><text:span text:style-name="T2">CPR Direct</text:span></text:span><text:bookmark-end text:name="__RefHeading__5103_1326892948"/></text:h>
      <text:p text:style-name="Text_20_body"><text:span text:style-name="Default_20_Paragraph_20_Font"><text:span text:style-name="T2">This version has a beta version of CPR direct. It comes in 2 data providers. Both use the 12170 format</text:span></text:span></text:p>
      <text:h text:style-name="Heading_20_3" text:outline-level="3"><text:bookmark text:name="__RefHeading__1496_1326892948"/><text:span text:style-name="Default_20_Paragraph_20_Font"><text:span text:style-name="T2">Extract Data provider</text:span></text:span><text:bookmark-end text:name="__RefHeading__1496_1326892948"/></text:h>
      <text:p text:style-name="Text_20_body"><text:span text:style-name="Default_20_Paragraph_20_Font"><text:span text:style-name="T2">This is the main source used. It tracks a specified folder that receives daily change extracts from CPR office. The files are parsed and inserted in CPR broker's database to be later queried by CPR broker. The storage is made through Event Broker and is in both nanive and PART formats.</text:span></text:span></text:p>
      <text:h text:style-name="Heading_20_3" text:outline-level="3"><text:bookmark text:name="__RefHeading__5105_1326892948"/><text:span text:style-name="Default_20_Paragraph_20_Font"><text:span text:style-name="T2">Client data provider</text:span></text:span><text:bookmark-end text:name="__RefHeading__5105_1326892948"/></text:h>
      <text:p text:style-name="Text_20_body"><text:span text:style-name="Default_20_Paragraph_20_Font"><text:span text:style-name="T2">This source uses TCP/IP to communicate with CPR Direct Client service and get the data through TCP/IP. Data is then stored similarly to </text:span></text:span><text:span text:style-name="Default_20_Paragraph_20_Font"><text:span text:style-name="T2"><text:bookmark-ref text:reference-format="text" text:ref-name="__RefHeading__1496_1326892948">Extract Data provider</text:bookmark-ref></text:span></text:span><text:span text:style-name="Default_20_Paragraph_20_Font"><text:span text:style-name="T2">.</text:span></text:span></text:p>
      <text:h text:style-name="Heading_20_2" text:outline-level="2"><text:bookmark text:name="__RefHeading__5107_1326892948"/><text:span text:style-name="Default_20_Paragraph_20_Font"><text:span text:style-name="T2">Engine</text:span></text:span><text:bookmark-end text:name="__RefHeading__5107_1326892948"/></text:h>
      <text:p text:style-name="Text_20_body"><text:span text:style-name="Default_20_Paragraph_20_Font"><text:span text:style-name="T2">This version includes implementation of SourceObjectXml. This feature allows data providers to specify a certain XML string that represents the data it has read from the data provider in the provider's native format. This is useful when reading data from expensive sources (KMD). If we later find a bug in the conversion to the PART format, there is no need to re-read from KMD to generate PART objects again.</text:span></text:span></text:p>
      <text:h text:style-name="Heading_20_1" text:outline-level="1"><text:bookmark text:name="__RefHeading__5109_1326892948"/><text:span text:style-name="Default_20_Paragraph_20_Font"><text:span text:style-name="T2">Version 1.3.1</text:span></text:span><text:bookmark-end text:name="__RefHeading__5109_1326892948"/></text:h>
      <text:p text:style-name="P2"><text:span text:style-name="Default_20_Paragraph_20_Font"><text:span text:style-name="T2">This version has a small but important bug fix.</text:span></text:span></text:p>
      <text:h text:style-name="Heading_20_2" text:outline-level="2"><text:bookmark text:name="__RefHeading__1642_164760157"/><text:span text:style-name="Default_20_Paragraph_20_Font"><text:span text:style-name="T2">Engine</text:span></text:span><text:bookmark-end text:name="__RefHeading__1642_164760157"/></text:h>
      <text:list xml:id="list35176071" text:style-name="L8">
        <text:list-item>
          <text:p text:style-name="P19"><text:span text:style-name="Default_20_Paragraph_20_Font"><text:span text:style-name="T2">There was a bug that prevented List operation from getting a person's external data if more than one UUID is passed and the requested person has at least one relationship. This is a small but important bug fix.</text:span></text:span></text:p>
        </text:list-item>
      </text:list>
      <text:h text:style-name="Heading_20_2" text:outline-level="2"><text:bookmark text:name="__RefHeading__6770_58562128"/><text:span text:style-name="Default_20_Paragraph_20_Font"><text:span text:style-name="T2">Back end service</text:span></text:span><text:bookmark-end text:name="__RefHeading__6770_58562128"/></text:h>
      <text:list xml:id="list35170250" text:style-name="L10">
        <text:list-item>
          <text:p text:style-name="P17"><text:span text:style-name="Default_20_Paragraph_20_Font"><text:span text:style-name="T2">Synchronization of birth dates is now in batches of size 1000</text:span></text:span></text:p>
        </text:list-item>
      </text:list>
      <text:h text:style-name="Heading_20_2" text:outline-level="2"><text:bookmark text:name="__RefHeading__1644_164760157"/><text:span text:style-name="Default_20_Paragraph_20_Font"><text:span text:style-name="T2">Installer</text:span></text:span><text:bookmark-end text:name="__RefHeading__1644_164760157"/></text:h>
      <text:list xml:id="list35149464" text:style-name="L9">
        <text:list-item>
          <text:p text:style-name="P20"><text:span text:style-name="Default_20_Paragraph_20_Font"><text:span text:style-name="T2">Installer can now handle trhe case when registry value EnableLUA (for UAC) is not found - considers it as 0 (false)</text:span></text:span></text:p>
        </text:list-item>
      </text:list>
      <text:p text:style-name="Text_20_body"><text:span text:style-name="Default_20_Paragraph_20_Font"><text:span text:style-name="T2"/></text:span></text:p>
      <text:p text:style-name="P23"/>
      <text:p text:style-name="P9"/>
      <text:p text:style-name="P9"/>
      <text:p text:style-name="P9"/>
      <text:p text:style-name="P9"/>
      <text:p text:style-name="P9"/>
      <text:p text:style-name="P3"/>
      <text:p text:style-name="P3"><draw:frame draw:style-name="fr1" draw:name="graphics3" text:anchor-type="paragraph" svg:y="0cm" svg:width="4.895cm" svg:height="0.476cm" draw:z-index="3"><draw:image xlink:href="Pictures/10000000000000B90000001244F7FB63.png" xlink:type="simple" xlink:show="embed" xlink:actuate="onLoad"/></draw:frame></text:p>
      <text:p text:style-name="Footer"><text:span text:style-name="Default_20_Paragraph_20_Font"><text:span text:style-name="T5">adresse</text:span></text:span><text:span text:style-name="Default_20_Paragraph_20_Font"><text:span text:style-name="T4"><text:line-break/>Studiestræde 14, 1.<text:line-break/>1455 København K</text:span></text:span></text:p>
      <text:p text:style-name="Footer"><text:span text:style-name="Default_20_Paragraph_20_Font"><text:span text:style-name="T5">email</text:span></text:span><text:span text:style-name="Default_20_Paragraph_20_Font"><text:span text:style-name="T4"><text:line-break/>info@magenta-aps.dk</text:span></text:span></text:p>
      <text:p text:style-name="Footer"><text:span text:style-name="Default_20_Paragraph_20_Font"><text:span text:style-name="T5">telefon</text:span></text:span><text:span text:style-name="Default_20_Paragraph_20_Font"><text:span text:style-name="T4"><text:line-break/>(+45) 33 36 96 96</text:span></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ourier New1" svg:font-family="'Courier New'" style:font-family-generic="modern"/>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058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0.494cm" fo:hyphenation-ladder-count="no-limit"/>
      <style:text-properties fo:color="#666666" style:font-name="Liberation Sans" fo:font-size="10.5pt" style:font-size-asian="10.5pt" fo:hyphenate="false" fo:hyphenation-remain-char-count="0" fo:hyphenation-push-char-count="0"/>
    </style:style>
    <style:style style:name="Heading" style:family="paragraph" style:parent-style-name="Standard" style:next-style-name="Standard" style:class="text">
      <style:paragraph-properties fo:margin-top="0.247cm" fo:margin-bottom="0.247cm" fo:line-height="0.988cm" fo:hyphenation-ladder-count="no-limit" fo:keep-with-next="always"/>
      <style:text-properties fo:color="#444444" fo:font-size="14pt" fo:font-weight="bold" style:font-size-asian="14pt" style:font-weight-asian="bold" style:font-size-complex="14pt" fo:hyphenate="false" fo:hyphenation-remain-char-count="0" fo:hyphenation-push-char-count="0"/>
    </style:style>
    <style:style style:name="Text_20_body" style:display-name="Text body" style:family="paragraph" style:parent-style-name="Standard" style:class="text">
      <style:paragraph-properties fo:hyphenation-ladder-count="no-limit"/>
      <style:text-properties fo:font-size="10.5pt" style:font-size-asian="10.5pt"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247cm" fo:margin-bottom="0.247cm" fo:line-height="0.988cm" fo:hyphenation-ladder-count="no-limit" fo:break-before="page"/>
      <style:text-properties fo:text-transform="uppercase" fo:color="#d46c0e" fo:font-size="24pt" fo:font-weight="bold" style:font-size-asian="24pt" style:font-weight-asian="bold"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line-height="0.988cm" fo:hyphenation-ladder-count="no-limit"/>
      <style:text-properties fo:font-size="18pt" fo:font-style="italic" fo:font-weight="bold" style:font-size-asian="18pt" style:font-style-asian="italic" style:font-weight-asian="bold" style:font-size-complex="14pt" style:font-style-complex="italic" fo:hyphenate="false" fo:hyphenation-remain-char-count="0" fo:hyphenation-push-char-count="0"/>
    </style:style>
    <style:style style:name="Heading_20_3" style:display-name="Heading 3" style:family="paragraph" style:parent-style-name="Heading" style:next-style-name="Text_20_body" style:auto-update="true" style:default-outline-level="3" style:class="text">
      <style:paragraph-properties fo:hyphenation-ladder-count="no-limit"/>
      <style:text-properties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ize="12pt" fo:font-style="italic" style:font-size-asian="12pt" style:font-style-asian="italic" style:font-style-complex="italic"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fo:hyphenate="false" fo:hyphenation-remain-char-count="0" fo:hyphenation-push-char-count="0"/>
    </style:style>
    <style:style style:name="Caption" style:family="paragraph" style:parent-style-name="Standard" style:class="extra">
      <style:paragraph-properties fo:margin-top="0.212cm" fo:margin-bottom="0.212cm" fo:hyphenation-ladder-count="no-limit"/>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margin-top="0cm" fo:margin-bottom="0cm" fo:hyphenation-ladder-count="no-limit" text:number-lines="false" text:line-number="0"/>
      <style:text-properties fo:font-size="12pt" style:font-size-asian="12pt" fo:hyphenate="false" fo:hyphenation-remain-char-count="0" fo:hyphenation-push-char-count="0"/>
    </style:style>
    <style:style style:name="Title" style:family="paragraph" style:parent-style-name="Heading" style:next-style-name="Subtitle" style:class="chapter">
      <style:paragraph-properties fo:line-height="90%" fo:hyphenation-ladder-count="no-limit" text:number-lines="false" text:line-number="0"/>
      <style:text-properties fo:text-transform="uppercase" fo:color="#d46c0e" fo:font-size="36pt" style:font-size-asian="36pt"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margin-top="0cm" fo:margin-bottom="0.494cm" fo:line-height="100%" fo:hyphenation-ladder-count="no-limit" text:number-lines="false" text:line-number="0"/>
      <style:text-properties fo:color="#d46c0e" fo:font-size="21pt" fo:font-style="italic" style:font-size-asian="21pt" style:font-style-asian="italic" style:font-style-complex="italic" fo:hyphenate="false" fo:hyphenation-remain-char-count="0" fo:hyphenation-push-char-count="0"/>
    </style:style>
    <style:style style:name="Footer" style:family="paragraph" style:parent-style-name="Standard" style:class="extra">
      <style:paragraph-properties fo:line-height="100%" fo:hyphenation-ladder-count="no-limit" text:number-lines="false" text:line-number="0" style:vertical-align="top">
        <style:tab-stops>
          <style:tab-stop style:position="8.498cm" style:type="center"/>
          <style:tab-stop style:position="18cm" style:type="right"/>
        </style:tab-stops>
      </style:paragraph-properties>
      <style:text-properties fo:color="#aaaaaa"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text-transform="uppercase" fo:color="#d46c0e" fo:font-size="24pt" style:font-size-asian="24pt"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margin-top="0.494cm" fo:margin-bottom="0cm" fo:hyphenation-ladder-count="no-limit">
        <style:tab-stops>
          <style:tab-stop style:position="16.999cm" style:type="right" style:leader-style="dotted" style:leader-text="."/>
        </style:tab-stops>
      </style:paragraph-properties>
      <style:text-properties fo:font-weight="bold" style:font-weight-asian="bold" fo:hyphenate="false" fo:hyphenation-remain-char-count="0" fo:hyphenation-push-char-count="0"/>
    </style:style>
    <style:style style:name="Contents_20_2" style:display-name="Contents 2" style:family="paragraph" style:parent-style-name="Index" style:class="index">
      <style:paragraph-properties fo:margin-left="0.494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master-page-name="">
      <style:paragraph-properties fo:margin-top="0cm" fo:margin-bottom="0.101cm" fo:hyphenation-ladder-count="no-limit" style:page-number="auto" fo:background-color="transparent" style:shadow="none" text:number-lines="false" text:line-number="0">
        <style:tab-stops/>
        <style:background-image/>
      </style:paragraph-properties>
      <style:text-properties fo:font-size="8pt" style:font-size-asian="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Contents_20_3" style:display-name="Contents 3" style:family="paragraph" style:parent-style-name="Index" style:class="index">
      <style:paragraph-properties fo:margin-left="0.988cm" fo:margin-right="0cm" fo:hyphenation-ladder-count="no-limit" fo:text-indent="0cm" style:auto-text-indent="false">
        <style:tab-stops>
          <style:tab-stop style:position="17.002cm" style:type="right" style:leader-style="dotted" style:leader-tex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Contents_20_4" style:display-name="Contents 4" style:family="paragraph" style:parent-style-name="Index" style:class="index">
      <style:paragraph-properties fo:margin-left="1.482cm" fo:margin-right="0cm" fo:hyphenation-ladder-count="no-limit" fo:text-indent="0cm" style:auto-text-indent="false">
        <style:tab-stops>
          <style:tab-stop style:position="16.503cm" style:type="right" style:leader-style="dotted" style:leader-text="."/>
        </style:tab-stops>
      </style:paragraph-properties>
      <style:text-properties fo:hyphenate="false" fo:hyphenation-remain-char-count="0" fo:hyphenation-push-char-count="0"/>
    </style:style>
    <style:style style:name="Header" style:family="paragraph" style:parent-style-name="Standard" style:class="extra">
      <style:paragraph-properties fo:line-height="100%" fo:hyphenation-ladder-count="no-limit" text:number-lines="false" text:line-number="0">
        <style:tab-stops>
          <style:tab-stop style:position="8.999cm" style:type="center"/>
          <style:tab-stop style:position="18cm" style:type="right"/>
        </style:tab-stops>
      </style:paragraph-properties>
      <style:text-properties fo:color="#aaaaaa" fo:hyphenate="false" fo:hyphenation-remain-char-count="0" fo:hyphenation-push-char-count="0"/>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fo:hyphenation-remain-char-count="0" fo:hyphenation-push-char-count="0"/>
    </style:style>
    <style:style style:name="Illustration_20_Index_20_1" style:display-name="Illustration Index 1" style:family="paragraph" style:parent-style-name="Index" style:class="index">
      <style:paragraph-properties fo:hyphenation-ladder-count="no-limit">
        <style:tab-stops>
          <style:tab-stop style:position="18cm" style:type="right" style:leader-style="dotted" style:leader-text="."/>
        </style:tab-stops>
      </style:paragraph-properties>
      <style:text-properties fo:hyphenate="false" fo:hyphenation-remain-char-count="0" fo:hyphenation-push-char-count="0"/>
    </style:style>
    <style:style style:name="Brødtekst.code" style:family="paragraph" style:parent-style-name="Text_20_body">
      <style:paragraph-properties fo:hyphenation-ladder-count="no-limit" fo:padding="0cm" fo:border-left="none" fo:border-right="none" fo:border-top="0.51pt solid #aaaaaa" fo:border-bottom="0.51pt solid #aaaaaa" style:shadow="none"/>
      <style:text-properties fo:color="#aaaaaa" style:font-name="Liberation Mono" style:font-name-asian="DejaVuMonoSans" style:font-name-complex="DejaVuMonoSans" fo:hyphenate="false" fo:hyphenation-remain-char-count="0" fo:hyphenation-push-char-count="0"/>
    </style:style>
    <style:style style:name="Brødtekst.tableheadintable" style:family="paragraph" style:parent-style-name="Table_20_Contents">
      <style:paragraph-properties fo:margin-top="0cm" fo:margin-bottom="0.053cm" fo:hyphenation-ladder-count="no-limit"/>
      <style:text-properties fo:font-weight="bold" style:font-weight-asian="bold" style:font-weight-complex="bold" fo:hyphenate="false" fo:hyphenation-remain-char-count="0" fo:hyphenation-push-char-count="0"/>
    </style:style>
    <style:style style:name="Brødtekst.tablecontentintable" style:family="paragraph" style:parent-style-name="Table_20_Contents">
      <style:paragraph-properties fo:hyphenation-ladder-count="no-limit"/>
      <style:text-properties style:font-name="DejaVuSans" style:font-name-asian="DejaVuSans" style:font-name-complex="DejaVuSans" fo:hyphenate="false" fo:hyphenation-remain-char-count="0" fo:hyphenation-push-char-count="0"/>
    </style:style>
    <style:style style:name="Brødtekst.related" style:family="paragraph" style:parent-style-name="Text_20_body">
      <style:paragraph-properties fo:margin-top="0.706cm" fo:margin-bottom="0.053cm" fo:hyphenation-ladder-count="no-limit" fo:padding="0cm" fo:border-left="none" fo:border-right="none" fo:border-top="0.26pt solid #000000" fo:border-bottom="none" style:shadow="none"/>
      <style:text-properties fo:font-weight="bold" style:font-weight-asian="bold" style:font-weight-complex="bold"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Diagram" style:family="paragraph" style:parent-style-name="Caption">
      <style:paragraph-properties fo:hyphenation-ladder-count="no-limit"/>
      <style:text-properties fo:hyphenate="false" fo:hyphenation-remain-char-count="0" fo:hyphenation-push-char-count="0"/>
    </style:style>
    <style:style style:name="Table" style:family="paragraph" style:parent-style-name="Caption" style:class="extra">
      <style:paragraph-properties fo:hyphenation-ladder-count="no-limit"/>
      <style:text-properties fo:hyphenate="false" fo:hyphenation-remain-char-count="0" fo:hyphenation-push-char-count="0"/>
    </style:style>
    <style:style style:name="Heading_20_10" style:display-name="Heading 10" style:family="paragraph" style:parent-style-name="Heading" style:next-style-name="Text_20_body"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Contents_20_5" style:display-name="Contents 5" style:family="paragraph" style:parent-style-name="Index" style:class="index">
      <style:paragraph-properties fo:margin-left="1.976cm" fo:margin-right="0cm" fo:hyphenation-ladder-count="no-limit" fo:text-indent="0cm" style:auto-text-indent="false">
        <style:tab-stops>
          <style:tab-stop style:position="13.077cm"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Index" style:class="index">
      <style:paragraph-properties fo:margin-left="2.469cm" fo:margin-right="0cm" fo:hyphenation-ladder-count="no-limit" fo:text-indent="0cm" style:auto-text-indent="false">
        <style:tab-stops>
          <style:tab-stop style:position="12.578cm"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Index" style:class="index">
      <style:paragraph-properties fo:margin-left="2.963cm" fo:margin-right="0cm" fo:hyphenation-ladder-count="no-limit" fo:text-indent="0cm" style:auto-text-indent="false">
        <style:tab-stops>
          <style:tab-stop style:position="12.079cm" style:type="right" style:leader-style="dotted" style:leader-text="."/>
        </style:tab-stops>
      </style:paragraph-properties>
      <style:text-properties fo:hyphenate="false" fo:hyphenation-remain-char-count="0" fo:hyphenation-push-char-count="0"/>
    </style:style>
    <style:style style:name="Contents_20_8" style:display-name="Contents 8" style:family="paragraph" style:parent-style-name="Index" style:class="index">
      <style:paragraph-properties fo:margin-left="3.457cm" fo:margin-right="0cm" fo:hyphenation-ladder-count="no-limit" fo:text-indent="0cm" style:auto-text-indent="false">
        <style:tab-stops>
          <style:tab-stop style:position="11.58cm" style:type="right" style:leader-style="dotted" style:leader-text="."/>
        </style:tab-stops>
      </style:paragraph-properties>
      <style:text-properties fo:hyphenate="false" fo:hyphenation-remain-char-count="0" fo:hyphenation-push-char-count="0"/>
    </style:style>
    <style:style style:name="Contents_20_9" style:display-name="Contents 9" style:family="paragraph" style:parent-style-name="Index" style:class="index">
      <style:paragraph-properties fo:margin-left="3.951cm" fo:margin-right="0cm" fo:hyphenation-ladder-count="no-limit" fo:text-indent="0cm" style:auto-text-indent="false">
        <style:tab-stops>
          <style:tab-stop style:position="11.081cm" style:type="right" style:leader-style="dotted" style:leader-text="."/>
        </style:tab-stops>
      </style:paragraph-properties>
      <style:text-properties fo:hyphenate="false" fo:hyphenation-remain-char-count="0" fo:hyphenation-push-char-count="0"/>
    </style:style>
    <style:style style:name="Contents_20_10" style:display-name="Contents 10" style:family="paragraph" style:parent-style-name="Index" style:class="index">
      <style:paragraph-properties fo:margin-left="4.445cm" fo:margin-right="0cm" fo:hyphenation-ladder-count="no-limit" fo:text-indent="0cm" style:auto-text-indent="false">
        <style:tab-stops>
          <style:tab-stop style:position="10.582cm" style:type="right" style:leader-style="dotted" style:leader-text="."/>
        </style:tab-stops>
      </style:paragraph-properties>
      <style:text-properties fo:hyphenate="false" fo:hyphenation-remain-char-count="0" fo:hyphenation-push-char-count="0"/>
    </style:style>
    <style:style style:name="Standard.serif" style:family="paragraph" style:parent-style-name="Standard">
      <style:paragraph-properties fo:hyphenation-ladder-count="no-limit"/>
      <style:text-properties style:font-name="Liberation Serif" fo:hyphenate="false" fo:hyphenation-remain-char-count="0" fo:hyphenation-push-char-count="0"/>
    </style:style>
    <style:style style:name="Brødtekst.serif" style:family="paragraph" style:parent-style-name="Standard.serif">
      <style:paragraph-properties fo:hyphenation-ladder-count="no-limit"/>
      <style:text-properties fo:hyphenate="false" fo:hyphenation-remain-char-count="0" fo:hyphenation-push-char-count="0"/>
    </style:style>
    <style:style style:name="ForsideKunstSkrift" style:family="paragraph" style:parent-style-name="Standard">
      <style:paragraph-properties fo:margin-top="0cm" fo:margin-bottom="0cm" fo:line-height="90%" fo:hyphenation-ladder-count="no-limit"/>
      <style:text-properties fo:color="#dedede" fo:font-size="36pt" fo:font-weight="bold" style:font-size-asian="36pt" style:font-weight-asian="bold" style:font-size-complex="36pt" style:font-weight-complex="bold" fo:hyphenate="false" fo:hyphenation-remain-char-count="0" fo:hyphenation-push-char-count="0"/>
    </style:style>
    <style:style style:name="Definition_20_Term" style:display-name="Definition Term" style:family="paragraph" style:parent-style-name="Standard" style:next-style-name="Definition_20_List">
      <style:paragraph-properties fo:margin-top="0cm" fo:margin-bottom="0cm" fo:hyphenation-ladder-count="no-limit"/>
      <style:text-properties fo:hyphenate="false" fo:hyphenation-remain-char-count="0" fo:hyphenation-push-char-count="0"/>
    </style:style>
    <style:style style:name="Definition_20_List" style:display-name="Definition List" style:family="paragraph" style:parent-style-name="Standard" style:next-style-name="Definition_20_Term">
      <style:paragraph-properties fo:margin-left="0.635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H1" style:family="paragraph" style:parent-style-name="Standard" style:next-style-name="Standard" style:default-outline-level="2" style:list-style-name="">
      <style:paragraph-properties fo:hyphenation-ladder-count="no-limit" fo:keep-with-next="always"/>
      <style:text-properties fo:font-size="24pt" fo:font-weight="bold" style:font-size-asian="24pt" style:font-weight-asian="bold" style:font-size-complex="24pt" style:font-weight-complex="bold" fo:hyphenate="false" fo:hyphenation-remain-char-count="0" fo:hyphenation-push-char-count="0"/>
    </style:style>
    <style:style style:name="H2" style:family="paragraph" style:parent-style-name="Standard" style:next-style-name="Standard" style:default-outline-level="3" style:list-style-name="">
      <style:paragraph-properties fo:hyphenation-ladder-count="no-limit" fo:keep-with-next="always"/>
      <style:text-properties fo:font-size="18pt" fo:font-weight="bold" style:font-size-asian="18pt" style:font-weight-asian="bold" style:font-size-complex="18pt" style:font-weight-complex="bold" fo:hyphenate="false" fo:hyphenation-remain-char-count="0" fo:hyphenation-push-char-count="0"/>
    </style:style>
    <style:style style:name="H3" style:family="paragraph" style:parent-style-name="Standard" style:next-style-name="Standard" style:default-outline-level="4" style:list-style-name="">
      <style:paragraph-properties fo:hyphenation-ladder-count="no-limit" fo:keep-with-next="always"/>
      <style:text-properties fo:font-size="14pt" fo:font-weight="bold" style:font-size-asian="14pt" style:font-weight-asian="bold" style:font-size-complex="14pt" style:font-weight-complex="bold" fo:hyphenate="false" fo:hyphenation-remain-char-count="0" fo:hyphenation-push-char-count="0"/>
    </style:style>
    <style:style style:name="H4" style:family="paragraph" style:parent-style-name="Standard" style:next-style-name="Standard" style:default-outline-level="5" style:list-style-name="">
      <style:paragraph-properties fo:hyphenation-ladder-count="no-limit" fo:keep-with-next="always"/>
      <style:text-properties fo:font-size="12pt" fo:font-weight="bold" style:font-size-asian="12pt" style:font-weight-asian="bold" style:font-weight-complex="bold" fo:hyphenate="false" fo:hyphenation-remain-char-count="0" fo:hyphenation-push-char-count="0"/>
    </style:style>
    <style:style style:name="H5" style:family="paragraph" style:parent-style-name="Standard" style:next-style-name="Standard" style:default-outline-level="6" style:list-style-name="">
      <style:paragraph-properties fo:hyphenation-ladder-count="no-limit" fo:keep-with-next="always"/>
      <style:text-properties fo:font-size="10pt" fo:font-weight="bold" style:font-size-asian="10pt" style:font-weight-asian="bold" style:font-size-complex="10pt" style:font-weight-complex="bold" fo:hyphenate="false" fo:hyphenation-remain-char-count="0" fo:hyphenation-push-char-count="0"/>
    </style:style>
    <style:style style:name="H6" style:family="paragraph" style:parent-style-name="Standard" style:next-style-name="Standard" style:default-outline-level="7" style:list-style-name="">
      <style:paragraph-properties fo:hyphenation-ladder-count="no-limit" fo:keep-with-next="always"/>
      <style:text-properties fo:font-size="8pt" fo:font-weight="bold" style:font-size-asian="8pt" style:font-weight-asian="bold" style:font-size-complex="8pt" style:font-weight-complex="bold" fo:hyphenate="false" fo:hyphenation-remain-char-count="0" fo:hyphenation-push-char-count="0"/>
    </style:style>
    <style:style style:name="Address" style:family="paragraph" style:parent-style-name="Standard" style:next-style-name="Standard">
      <style:paragraph-properties fo:margin-top="0cm" fo:margin-bottom="0cm" fo:hyphenation-ladder-count="no-limit"/>
      <style:text-properties fo:font-style="italic" style:font-style-asian="italic" style:font-style-complex="italic" fo:hyphenate="false" fo:hyphenation-remain-char-count="0" fo:hyphenation-push-char-count="0"/>
    </style:style>
    <style:style style:name="Blockquote" style:family="paragraph" style:parent-style-name="Standard" style:next-style-name="Standard">
      <style:paragraph-properties fo:margin-left="0.635cm" fo:margin-right="0.635cm" fo:hyphenation-ladder-count="no-limit" fo:text-indent="0cm" style:auto-text-indent="false">
        <style:tab-stops/>
      </style:paragraph-properties>
      <style:text-properties fo:hyphenate="false" fo:hyphenation-remain-char-count="0" fo:hyphenation-push-char-count="0"/>
    </style:style>
    <style:style style:name="Preformatted" style:family="paragraph" style:parent-style-name="Standard" style:next-style-name="Standard">
      <style:paragraph-properties fo:margin-top="0cm" fo:margin-bottom="0cm" fo:hyphenation-ladder-count="no-limit">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name-complex="Courier New" style:font-size-complex="10pt" fo:hyphenate="false" fo:hyphenation-remain-char-count="0" fo:hyphenation-push-char-count="0"/>
    </style:style>
    <style:style style:name="z-Bottom_20_of_20_Form" style:display-name="z-Bottom of Form" style:family="paragraph" style:next-style-name="Standard">
      <style:paragraph-properties fo:text-align="center" style:justify-single-word="false" fo:hyphenation-ladder-count="no-limit" style:border-line-width-top="0.009cm 0.035cm 0.009cm" fo:padding="0cm" fo:border-left="none" fo:border-right="none" fo:border-top="0.26pt double #000000" fo:border-bottom="none"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z-Top_20_of_20_Form" style:display-name="z-Top of Form" style:family="paragraph" style:next-style-name="Standard">
      <style:paragraph-properties fo:text-align="center" style:justify-single-word="false" fo:hyphenation-ladder-count="no-limit" style:border-line-width-bottom="0.009cm 0.035cm 0.009cm" fo:padding="0cm" fo:border-left="none" fo:border-right="none" fo:border-top="none" fo:border-bottom="0.26pt double #000000"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Heading1" style:family="paragraph" style:parent-style-name="Text_20_body"/>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parent-style-name="Default_20_Paragraph_20_Font">
      <style:text-properties fo:color="#000000" fo:font-size="10.5pt" style:text-underline-style="none" style:font-size-asian="10.5pt"/>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fo:font-size="10.5pt" style:text-underline-style="none" style:font-size-asian="10.5pt"/>
    </style:style>
    <style:style style:name="WW8Num1z0" style:family="text">
      <style:text-properties style:font-name="Calibri"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Times New Roman" style:font-size-complex="26pt"/>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size-complex="16pt" style:font-weight-complex="bold"/>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IN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name-complex="Courier New"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Keyboard" style:family="text">
      <style:text-properties style:font-name="Courier New" fo:font-size="10pt" fo:font-weight="bold" style:font-name-asian="Courier New" style:font-size-asian="10pt" style:font-weight-asian="bold" style:font-name-complex="Courier New" style:font-size-complex="10pt" style:font-weight-complex="bold"/>
    </style:style>
    <style:style style:name="Sampl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name-complex="Courier New"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WW_5f_CharLFO2LVL1" style:display-name="WW_CharLFO2LVL1" style:family="text">
      <style:text-properties style:font-name="Calibri" style:font-name-asian="Calibri" style:font-name-complex="Times New Roman"/>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WW8Num4z0" style:family="text">
      <style:text-properties style:font-name="Calibri" style:font-name-asian="Calibri" style:font-name-complex="Arial"/>
    </style:style>
    <style:style style:name="WW8Num4z1" style:family="text">
      <style:text-properties style:font-name="Courier New1" style:font-name-complex="Courier New1"/>
    </style:style>
    <style:style style:name="WW8Num4z2" style:family="text">
      <style:text-properties style:font-name="Wingdings1" style:font-name-complex="Wingdings1"/>
    </style:style>
    <style:style style:name="WW8Num4z3" style:family="text">
      <style:text-properties style:font-name="Symbol" style:font-name-complex="Symbol"/>
    </style:style>
    <style:style style:name="Graphics" style:family="graphic"/>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_5f_CharLFO2LVL1" text:bullet-char="-">
        <style:list-level-properties/>
        <style:text-properties style:font-name="Calibri"/>
      </text:list-level-style-bullet>
      <text:list-level-style-bullet text:level="2" text:style-name="WW_5f_CharLFO2LVL2" text:bullet-char="o">
        <style:list-level-properties/>
        <style:text-properties style:font-name="Courier New"/>
      </text:list-level-style-bullet>
      <text:list-level-style-bullet text:level="3" text:style-name="WW_5f_CharLFO2LVL3" text:bullet-char="">
        <style:list-level-properties/>
        <style:text-properties style:font-name="Wingdings"/>
      </text:list-level-style-bullet>
      <text:list-level-style-bullet text:level="4" text:style-name="WW_5f_CharLFO2LVL4" text:bullet-char="">
        <style:list-level-properties/>
        <style:text-properties style:font-name="Symbol"/>
      </text:list-level-style-bullet>
      <text:list-level-style-bullet text:level="5" text:style-name="WW_5f_CharLFO2LVL5" text:bullet-char="o">
        <style:list-level-properties/>
        <style:text-properties style:font-name="Courier New"/>
      </text:list-level-style-bullet>
      <text:list-level-style-bullet text:level="6" text:style-name="WW_5f_CharLFO2LVL6" text:bullet-char="">
        <style:list-level-properties/>
        <style:text-properties style:font-name="Wingdings"/>
      </text:list-level-style-bullet>
      <text:list-level-style-bullet text:level="7" text:style-name="WW_5f_CharLFO2LVL7" text:bullet-char="">
        <style:list-level-properties/>
        <style:text-properties style:font-name="Symbol"/>
      </text:list-level-style-bullet>
      <text:list-level-style-bullet text:level="8" text:style-name="WW_5f_CharLFO2LVL8" text:bullet-char="o">
        <style:list-level-properties/>
        <style:text-properties style:font-name="Courier New"/>
      </text:list-level-style-bullet>
      <text:list-level-style-bullet text:level="9" text:style-name="WW_5f_CharLFO2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GB"/>
    </style:style>
    <style:style style:name="MP2" style:family="paragraph">
      <style:paragraph-properties style:writing-mode="lr-tb"/>
    </style:style>
    <style:style style:name="MT1" style:family="text">
      <style:text-properties fo:language="en" fo:country="GB"/>
    </style:style>
    <style:style style:name="Mfr1" style:family="graphic" style:parent-style-name="Graphics">
      <style:graphic-properties style:vertical-pos="from-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background"/>
    </style:style>
    <style:style style:name="M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M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M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M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M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M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M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M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M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M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M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M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M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M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M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M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M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M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header-footer-properties fo:min-height="2.187cm" fo:margin-left="0cm" fo:margin-right="0cm" fo:margin-bottom="0cm" style:dynamic-spacing="true"/>
      </style:header-style>
      <style:footer-style>
        <style:header-footer-properties fo:min-height="2.187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27cm" fo:margin-bottom="1.27cm" fo:margin-left="3.457cm" fo:margin-right="2.469cm" style:writing-mode="lr-tb" style:footnote-max-height="0cm">
        <style:footnote-sep style:width="0.018cm" style:line-style="none" style:adjustment="left" style:rel-width="33%" style:color="#000000"/>
      </style:page-layout-properties>
      <style:header-style>
        <style:header-footer-properties fo:min-height="0.706cm" fo:margin-left="0cm" fo:margin-right="0cm" fo:margin-bottom="0cm" style:dynamic-spacing="true"/>
      </style:header-style>
      <style:footer-style>
        <style:header-footer-properties fo:min-height="1.199cm" fo:margin-left="0cm" fo:margin-right="0cm" fo:margin-top="0cm" style:dynamic-spacing="true"/>
      </style:footer-style>
    </style:page-layout>
    <style:page-layout style:name="Mpm5">
      <style:page-layout-properties fo:page-width="21.001cm" fo:page-height="29.7cm" style:num-format="1" style:print-orientation="portrait" fo:margin-top="1.976cm" fo:margin-bottom="2.469cm" fo:margin-left="3.457cm" fo:margin-right="2.469cm" style:writing-mode="lr-tb" style:footnote-max-height="0cm">
        <style:footnote-sep style:width="0.018cm" style:line-style="none" style:adjustment="left" style:rel-width="33%" style:color="#000000"/>
      </style:page-layout-properties>
      <style:header-style>
        <style:header-footer-properties fo:min-height="0.843cm" fo:margin-left="0cm" fo:margin-right="0cm" fo:margin-bottom="0cm" style:dynamic-spacing="true"/>
      </style:header-style>
      <style:footer-style>
        <style:header-footer-properties fo:min-height="1.252cm" fo:margin-left="0cm" fo:margin-right="0cm" fo:margin-top="0cm" style:dynamic-spacing="true"/>
      </style:footer-style>
    </style:page-layout>
    <style:page-layout style:name="Mpm6">
      <style:page-layout-properties fo:page-width="21.001cm" fo:page-height="29.7cm" style:num-format="1" style:print-orientation="portrait" fo:margin-top="3.457cm" fo:margin-bottom="3.457cm" fo:margin-left="3.457cm" fo:margin-right="3.457cm" style:writing-mode="lr-tb"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MP0" style:page-layout-name="Mpm2">
      <style:header>
        <text:p text:style-name="MP1"><draw:g text:anchor-type="paragraph" draw:z-index="0" draw:name="Group 1" draw:style-name="Mgr1"><draw:g draw:name="Group 2" draw:style-name="Mgr2"><draw:custom-shape draw:name="AutoShape 3"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 draw:style-name="Mgr2"><draw:custom-shape draw:name="AutoShape 6"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9" draw:style-name="Mgr2"><draw:custom-shape draw:name="AutoShape 10"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1"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2" draw:style-name="Mgr2"><draw:custom-shape draw:name="AutoShape 13"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4"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5" draw:style-name="Mgr2"><draw:custom-shape draw:name="AutoShape 16"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7"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8" draw:style-name="Mgr2"><draw:custom-shape draw:name="AutoShape 19"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0"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1" draw:style-name="Mgr2"><draw:custom-shape draw:name="AutoShape 22"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3"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4"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5" draw:style-name="Mgr2"><draw:custom-shape draw:name="AutoShape 26"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7"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8"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text:span></text:span></text:p>
      </style:footer>
    </style:master-page>
    <style:master-page style:name="MPF0" style:page-layout-name="Mpm3" style:next-style-name="MP0"/>
    <style:master-page style:name="MP1" style:page-layout-name="Mpm4">
      <style:header>
        <text:p text:style-name="MP1"><draw:frame draw:style-name="Mfr1" draw:name="grafik2" text:anchor-type="paragraph" svg:y="0cm" svg:width="4.895cm" svg:height="0.476cm" draw:z-index="2"><draw:image xlink:href="Pictures/10000000000000B90000001244F7FB63.png" xlink:type="simple" xlink:show="embed" xlink:actuate="onLoad"/></draw:frame></text:p>
      </style:header>
      <style:footer>
        <text:p text:style-name="Footer"><text:span text:style-name="MT1"><text:title>CPR Broker</text:title></text:span><text:span text:style-name="MT1"><text:tab/><text:tab/></text:span><text:span text:style-name="Paginering"><text:span text:style-name="MT1"><text:page-number text:select-page="current">2</text:page-number></text:span></text:span></text:p>
      </style:footer>
    </style:master-page>
    <style:master-page style:name="MP2" style:page-layout-name="Mpm5">
      <style:header>
        <text:p text:style-name="MP1"><draw:frame draw:style-name="Mfr1" draw:name="graphics1" text:anchor-type="paragraph" svg:y="0cm" svg:width="4.895cm" svg:height="0.476cm" draw:z-index="4"><draw:image xlink:href="Pictures/10000000000000B90000001244F7FB63.png" xlink:type="simple" xlink:show="embed" xlink:actuate="onLoad"/></draw:frame><text:tab/><text:tab/><text:chapter text:display="name" text:outline-level="1">Version 1.3.1</text:chapter></text:p>
      </style:header>
      <style:footer>
        <text:p text:style-name="Footer"><text:span text:style-name="MT1"><text:title>CPR Broker</text:title></text:span><text:span text:style-name="MT1"><text:tab/><text:tab/></text:span><text:span text:style-name="Paginering"><text:span text:style-name="MT1"><text:page-number text:select-page="current">13</text:page-number></text:span></text:span></text:p>
      </style:footer>
    </style:master-page>
    <style:master-page style:name="MP3" style:page-layout-name="Mpm6">
      <style:header>
        <text:p text:style-name="MP1"><draw:frame draw:style-name="Mfr1" draw:name="graphics2" text:anchor-type="paragraph" svg:y="0cm" svg:width="4.895cm" svg:height="0.476cm" draw:z-index="15"><draw:image xlink:href="Pictures/10000000000000B90000001244F7FB63.png" xlink:type="simple" xlink:show="embed" xlink:actuate="onLoad"/></draw:frame><text:tab/><text:tab/>I</text:p>
      </style:header>
      <style:footer>
        <text:p text:style-name="Footer"><text:span text:style-name="MT1"><text:title>CPR Broker</text:title></text:span><text:span text:style-name="MT1"><text:tab/><text:tab/></text:span><text:span text:style-name="Paginering"><text:span text:style-name="MT1"><text:page-number text:select-page="current">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103</meta:generator>
    <dc:title>CPR Broker</dc:title>
    <dc:subject>Release notes</dc:subject>
    <meta:initial-creator>Leif Lodahl</meta:initial-creator>
    <meta:creation-date>2011-02-14T18:01:00</meta:creation-date>
    <dc:date>2012-10-03T15:03:36.56</dc:date>
    <meta:print-date>2012-01-12T12:04:00</meta:print-date>
    <meta:editing-cycles>121</meta:editing-cycles>
    <meta:editing-duration>PT20H6M29S</meta:editing-duration>
    <meta:document-statistic meta:table-count="0" meta:image-count="5" meta:object-count="0" meta:page-count="14" meta:paragraph-count="0" meta:word-count="1691" meta:character-count="10107" meta:non-whitespace-character-count="8650"/>
    <meta:template xlink:type="simple" xlink:actuate="onRequest" xlink:title="" xlink:href="./Magenta%20Rapport.ott"/>
  </office:meta>
</office:document-meta>
</file>